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Roboto" svg:font-family="Roboto" style:font-family-generic="system" style:font-pitch="variable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.0833in" fo:line-height="0.1666in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P14" style:parent-style-name="Standard" style:family="paragraph">
      <style:paragraph-properties fo:line-height="0.1666in"/>
    </style:style>
    <style:style style:name="T15" style:parent-style-name="Internet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P18" style:parent-style-name="Standard" style:family="paragraph">
      <style:paragraph-properties fo:line-height="0.1666in"/>
    </style:style>
    <style:style style:name="T19" style:parent-style-name="Internetlink" style:family="text">
      <style:text-properties style:font-name="Calibri" style:font-name-complex="Calibri"/>
    </style:style>
    <style:style style:name="T20" style:parent-style-name="Internetlink" style:family="text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/>
    </style:style>
    <style:style style:name="P22" style:parent-style-name="Standard" style:family="paragraph">
      <style:paragraph-properties fo:line-height="0.1666in"/>
    </style:style>
    <style:style style:name="T23" style:parent-style-name="Internetlink" style:family="text">
      <style:text-properties style:font-name="Calibri" style:font-name-complex="Calibri"/>
    </style:style>
    <style:style style:name="T24" style:parent-style-name="Internetlink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P26" style:parent-style-name="Standard" style:family="paragraph">
      <style:paragraph-properties fo:margin-top="0.1666in" fo:line-height="0.1666in"/>
    </style:style>
    <style:style style:name="T2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0.1666in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0.1666in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/>
    </style:style>
    <style:style style:name="T3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line-height="0.1666in"/>
    </style:style>
    <style:style style:name="T40" style:parent-style-name="DefaultParagraphFont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/>
    </style:style>
    <style:style style:name="T4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line-height="0.1666in"/>
    </style:style>
    <style:style style:name="T45" style:parent-style-name="DefaultParagraphFont" style:family="text">
      <style:text-properties style:font-name="Calibri" style:font-name-complex="Calibri"/>
    </style:style>
    <style:style style:name="T46" style:parent-style-name="Internetlink" style:family="text">
      <style:text-properties style:font-name="Calibri" style:font-name-complex="Calibri"/>
    </style:style>
    <style:style style:name="T47" style:parent-style-name="DefaultParagraphFont" style:family="text">
      <style:text-properties style:font-name="Calibri" style:font-name-complex="Calibri"/>
    </style:style>
    <style:style style:name="T48" style:parent-style-name="DefaultParagraphFont" style:family="text">
      <style:text-properties style:font-name="Calibri" style:font-name-complex="Calibri"/>
    </style:style>
    <style:style style:name="P49" style:parent-style-name="Standard" style:family="paragraph">
      <style:paragraph-properties fo:line-height="0.1666in"/>
    </style:style>
    <style:style style:name="T50" style:parent-style-name="DefaultParagraphFont" style:family="text">
      <style:text-properties style:font-name="Calibri" style:font-name-complex="Calibri"/>
    </style:style>
    <style:style style:name="T51" style:parent-style-name="Internetlink" style:family="text">
      <style:text-properties style:font-name="Calibri" style:font-name-complex="Calibri"/>
    </style:style>
    <style:style style:name="T5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line-height="0.1666in"/>
    </style:style>
    <style:style style:name="T54" style:parent-style-name="DefaultParagraphFont" style:family="text">
      <style:text-properties style:font-name="Calibri" style:font-name-complex="Calibri"/>
    </style:style>
    <style:style style:name="T55" style:parent-style-name="Internetlink" style:family="text">
      <style:text-properties style:font-name="Calibri" style:font-name-complex="Calibri"/>
    </style:style>
    <style:style style:name="T5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line-height="0.1666in"/>
    </style:style>
    <style:style style:name="T58" style:parent-style-name="DefaultParagraphFont" style:family="text">
      <style:text-properties style:font-name="Calibri" style:font-name-complex="Calibri"/>
    </style:style>
    <style:style style:name="T59" style:parent-style-name="Internetlink" style:family="text">
      <style:text-properties style:font-name="Calibri" style:font-name-complex="Calibri"/>
    </style:style>
    <style:style style:name="T6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line-height="0.1666in"/>
    </style:style>
    <style:style style:name="T62" style:parent-style-name="DefaultParagraphFont" style:family="text">
      <style:text-properties style:font-name="Calibri" style:font-name-complex="Calibri"/>
    </style:style>
    <style:style style:name="T63" style:parent-style-name="Internetlink" style:family="text">
      <style:text-properties style:font-name="Calibri" style:font-name-complex="Calibri"/>
    </style:style>
    <style:style style:name="T64" style:parent-style-name="Internetlink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line-height="0.1666in"/>
    </style:style>
    <style:style style:name="T67" style:parent-style-name="DefaultParagraphFont" style:family="text">
      <style:text-properties style:font-name="Calibri" style:font-name-complex="Calibri"/>
    </style:style>
    <style:style style:name="P68" style:parent-style-name="ListParagraph" style:family="paragraph">
      <style:paragraph-properties fo:margin-top="0.1666in" fo:line-height="0.1666in"/>
    </style:style>
    <style:style style:name="T6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0" style:parent-style-name="ListParagraph" style:family="paragraph">
      <style:paragraph-properties fo:margin-top="0.1666in" fo:margin-bottom="0.1666in" fo:line-height="0.1666in"/>
    </style:style>
    <style:style style:name="T7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2" style:parent-style-name="ListParagraph" style:family="paragraph">
      <style:paragraph-properties fo:margin-top="0.1666in" fo:margin-bottom="0.1666in" fo:line-height="0.1666in"/>
    </style:style>
    <style:style style:name="T7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Calibri" style:font-name-complex="Calibri"/>
    </style:style>
    <style:style style:name="P75" style:parent-style-name="ListParagraph" style:family="paragraph">
      <style:paragraph-properties fo:margin-top="0.1666in" fo:margin-bottom="0.1666in" fo:line-height="0.1666in"/>
    </style:style>
    <style:style style:name="T7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margin-top="0.1666in" fo:margin-bottom="0.1666in"/>
    </style:style>
    <style:style style:name="T7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7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2" style:parent-style-name="Standard" style:family="paragraph">
      <style:paragraph-properties fo:margin-top="0.1666in" fo:margin-bottom="0.1666in"/>
    </style:style>
    <style:style style:name="T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8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8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8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0" style:parent-style-name="Standard" style:family="paragraph">
      <style:paragraph-properties fo:margin-top="0.1666in" fo:margin-bottom="0.1666in"/>
    </style:style>
    <style:style style:name="T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94" style:parent-style-name="Hyperlink" style:family="text">
      <style:text-properties fo:color="#0645AD" fo:font-size="10.5pt" style:font-size-asian="10.5pt" style:font-size-complex="10.5pt" fo:background-color="#FFFFFF"/>
    </style:style>
    <style:style style:name="T95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P9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9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9" style:parent-style-name="Standard" style:family="paragraph">
      <style:paragraph-properties fo:margin-top="0.1666in" fo:margin-bottom="0.1666in"/>
    </style:style>
    <style:style style:name="T10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1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02" style:parent-style-name="DefaultParagraphFont" style:family="text">
      <style:text-properties fo:color="#202122" fo:font-size="10.5pt" style:font-size-asian="10.5pt" style:font-size-complex="10.5pt" fo:background-color="#FFFFFF" fo:language="en" fo:country="US"/>
    </style:style>
    <style:style style:name="T103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5" style:parent-style-name="DefaultParagraphFont" style:family="text">
      <style:text-properties fo:color="#202122" fo:font-size="10.5pt" style:font-size-asian="10.5pt" style:font-size-complex="10.5pt" fo:background-color="#FFFFFF" fo:language="en" fo:country="US"/>
    </style:style>
    <style:style style:name="T106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07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08" style:parent-style-name="DefaultParagraphFont" style:family="text">
      <style:text-properties fo:color="#202122" fo:font-size="10.5pt" style:font-size-asian="10.5pt" style:font-size-complex="10.5pt" fo:background-color="#FFFFFF" fo:language="en" fo:country="US"/>
    </style:style>
    <style:style style:name="T109" style:parent-style-name="Hyperlink" style:family="text">
      <style:text-properties fo:color="#0645AD" fo:font-size="10.5pt" style:font-size-asian="10.5pt" style:font-size-complex="10.5pt" fo:background-color="#FFFFFF"/>
    </style:style>
    <style:style style:name="T110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11" style:parent-style-name="Hyperlink" style:family="text">
      <style:text-properties fo:color="#0645AD" fo:font-size="10.5pt" style:font-size-asian="10.5pt" style:font-size-complex="10.5pt" fo:background-color="#FFFFFF"/>
    </style:style>
    <style:style style:name="T112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P11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6" style:parent-style-name="Standard" style:family="paragraph">
      <style:paragraph-properties fo:margin-top="0.1666in" fo:margin-bottom="0.1666in"/>
    </style:style>
    <style:style style:name="T1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9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20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2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6" style:parent-style-name="Standard" style:family="paragraph">
      <style:paragraph-properties fo:margin-top="0.1666in" fo:margin-bottom="0.1666in"/>
    </style:style>
    <style:style style:name="T1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9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30" style:parent-style-name="Hyperlink" style:family="text">
      <style:text-properties fo:color="#0645AD" fo:font-size="10.5pt" style:font-size-asian="10.5pt" style:font-size-complex="10.5pt" fo:background-color="#FFFFFF"/>
    </style:style>
    <style:style style:name="T131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32" style:parent-style-name="Hyperlink" style:family="text">
      <style:text-properties fo:color="#0645AD" fo:font-size="10.5pt" style:font-size-asian="10.5pt" style:font-size-complex="10.5pt" fo:background-color="#FFFFFF"/>
    </style:style>
    <style:style style:name="T133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P134" style:parent-style-name="Standard" style:family="paragraph">
      <style:paragraph-properties fo:margin-top="0.1666in" fo:margin-bottom="0.1666in"/>
    </style:style>
    <style:style style:name="T13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8" style:parent-style-name="Standard" style:family="paragraph">
      <style:paragraph-properties fo:margin-top="0.1666in" fo:margin-bottom="0.1666in"/>
    </style:style>
    <style:style style:name="T13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1" style:parent-style-name="DefaultParagraphFont" style:family="text">
      <style:text-properties style:font-name="Segoe UI" style:font-name-complex="Segoe UI" fo:letter-spacing="-0.0013in" fo:font-size="15pt" style:font-size-asian="15pt" style:font-size-complex="15pt" fo:background-color="#FFFFFF"/>
    </style:style>
    <style:style style:name="P14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5" style:parent-style-name="Standard" style:family="paragraph">
      <style:paragraph-properties fo:margin-top="0.1666in" fo:margin-bottom="0.1666in"/>
    </style:style>
    <style:style style:name="T14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4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50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51" style:parent-style-name="Standard" style:family="paragraph">
      <style:paragraph-properties fo:break-before="page" fo:margin-top="0.1666in" fo:margin-bottom="0.1666in"/>
    </style:style>
    <style:style style:name="T15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5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5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7" style:parent-style-name="Standard" style:family="paragraph">
      <style:paragraph-properties fo:margin-top="0.1666in" fo:margin-bottom="0.1666in"/>
    </style:style>
    <style:style style:name="T15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9" style:parent-style-name="DefaultParagraphFont" style:family="text">
      <style:text-properties style:font-name="Calibri" style:font-name-complex="Calibri" style:font-weight-complex="bold" fo:font-size="12pt" style:font-size-asian="12pt" style:font-size-complex="12pt"/>
    </style:style>
    <style:style style:name="T160" style:parent-style-name="DefaultParagraphFont" style:family="text">
      <style:text-properties fo:color="#BDC1C6" fo:background-color="#202124"/>
    </style:style>
    <style:style style:name="P16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6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4" style:parent-style-name="Standard" style:family="paragraph">
      <style:paragraph-properties fo:margin-top="0.1666in" fo:margin-bottom="0.1666in"/>
    </style:style>
    <style:style style:name="T16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7" style:parent-style-name="DefaultParagraphFont" style:family="text">
      <style:text-properties fo:font-weight="bold" style:font-weight-asian="bold" style:font-weight-complex="bold" fo:color="#BDC1C6" fo:background-color="#202124"/>
    </style:style>
    <style:style style:name="P168" style:parent-style-name="Standard" style:family="paragraph">
      <style:paragraph-properties fo:margin-top="0.1666in" fo:margin-bottom="0.1666in"/>
    </style:style>
    <style:style style:name="T16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1" style:parent-style-name="Standard" style:family="paragraph">
      <style:paragraph-properties fo:margin-top="0.1666in"/>
    </style:style>
    <style:style style:name="T17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3" style:parent-style-name="Standard" style:family="paragraph"/>
    <style:style style:name="T1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5" style:parent-style-name="Standard" style:family="paragraph"/>
    <style:style style:name="T17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7" style:parent-style-name="Standard" style:family="paragraph">
      <style:paragraph-properties fo:margin-bottom="0.1666in"/>
    </style:style>
    <style:style style:name="T17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9" style:parent-style-name="Standard" style:family="paragraph">
      <style:paragraph-properties fo:margin-bottom="0.1666in"/>
    </style:style>
    <style:style style:name="T1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6" style:parent-style-name="Standard" style:family="paragraph">
      <style:paragraph-properties fo:break-before="page" fo:margin-top="0.1666in" fo:margin-bottom="0.1666in"/>
    </style:style>
    <style:style style:name="T19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9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1" style:parent-style-name="Standard" style:family="paragraph">
      <style:paragraph-properties fo:margin-top="0.1666in" fo:margin-bottom="0.1666in"/>
    </style:style>
    <style:style style:name="T2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8" style:parent-style-name="Standard" style:family="paragraph">
      <style:paragraph-properties fo:margin-top="0.1666in" fo:margin-bottom="0.1666in"/>
    </style:style>
    <style:style style:name="T20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11" style:parent-style-name="DefaultParagraphFont" style:family="text">
      <style:text-properties fo:font-weight="bold" style:font-weight-asian="bold" style:font-weight-complex="bold" fo:color="#BDC1C6" fo:background-color="#202124"/>
    </style:style>
    <style:style style:name="P21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5" style:parent-style-name="Standard" style:family="paragraph">
      <style:paragraph-properties fo:margin-top="0.1666in" fo:margin-bottom="0.1666in"/>
    </style:style>
    <style:style style:name="T21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2" style:parent-style-name="Standard" style:family="paragraph">
      <style:paragraph-properties fo:margin-top="0.1666in" fo:margin-bottom="0.1666in"/>
    </style:style>
    <style:style style:name="T22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5" style:parent-style-name="DefaultParagraphFont" style:family="text">
      <style:text-properties style:font-name="Segoe UI" style:font-name-complex="Segoe UI" fo:letter-spacing="-0.0013in" fo:font-size="15pt" style:font-size-asian="15pt" style:font-size-complex="15pt" fo:background-color="#FFFFFF"/>
    </style:style>
    <style:style style:name="T226" style:parent-style-name="DefaultParagraphFont" style:family="text">
      <style:text-properties style:font-name="Segoe UI" style:font-name-complex="Segoe UI" fo:letter-spacing="-0.0013in" fo:font-size="15pt" style:font-size-asian="15pt" style:font-size-complex="15pt" fo:background-color="#FFFFFF"/>
    </style:style>
    <style:style style:name="T2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28" style:parent-style-name="Standard" style:family="paragraph">
      <style:paragraph-properties fo:margin-top="0.1666in" fo:margin-bottom="0.1666in"/>
    </style:style>
    <style:style style:name="T22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1" style:parent-style-name="Standard" style:family="paragraph">
      <style:paragraph-properties fo:margin-top="0.1666in" fo:margin-bottom="0.1666in"/>
    </style:style>
    <style:style style:name="T23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6" style:parent-style-name="Standard" style:family="paragraph">
      <style:paragraph-properties fo:break-before="page" fo:margin-top="0.1666in" fo:margin-bottom="0.1666in"/>
    </style:style>
    <style:style style:name="T24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4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4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1" style:parent-style-name="Standard" style:family="paragraph">
      <style:paragraph-properties fo:margin-top="0.1666in" fo:margin-bottom="0.1666in"/>
    </style:style>
    <style:style style:name="T25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5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8" style:parent-style-name="Standard" style:family="paragraph">
      <style:paragraph-properties fo:margin-top="0.1666in" fo:margin-bottom="0.1666in"/>
    </style:style>
    <style:style style:name="T25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1" style:parent-style-name="DefaultParagraphFont" style:family="text">
      <style:text-properties fo:color="#BDC1C6" fo:background-color="#202124"/>
    </style:style>
    <style:style style:name="P26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5" style:parent-style-name="Standard" style:family="paragraph">
      <style:paragraph-properties fo:margin-top="0.1666in" fo:margin-bottom="0.1666in"/>
    </style:style>
    <style:style style:name="T26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8" style:parent-style-name="DefaultParagraphFont" style:family="text">
      <style:text-properties fo:font-weight="bold" style:font-weight-asian="bold" style:font-weight-complex="bold" fo:color="#BDC1C6" fo:background-color="#202124"/>
    </style:style>
    <style:style style:name="T269" style:parent-style-name="DefaultParagraphFont" style:family="text">
      <style:text-properties fo:font-weight="bold" style:font-weight-asian="bold" style:font-weight-complex="bold" fo:color="#BDC1C6" fo:background-color="#202124"/>
    </style:style>
    <style:style style:name="T27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71" style:parent-style-name="Standard" style:family="paragraph">
      <style:paragraph-properties fo:margin-top="0.1666in" fo:margin-bottom="0.1666in"/>
    </style:style>
    <style:style style:name="T27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4" style:parent-style-name="Standard" style:family="paragraph">
      <style:paragraph-properties fo:margin-top="0.1666in" fo:margin-bottom="0.1666in"/>
    </style:style>
    <style:style style:name="T27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77" style:parent-style-name="DefaultParagraphFont" style:family="text">
      <style:text-properties fo:font-weight="bold" style:font-weight-asian="bold" style:font-weight-complex="bold" fo:color="#BDC1C6" fo:background-color="#202124"/>
    </style:style>
    <style:style style:name="P27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2" style:parent-style-name="Standard" style:family="paragraph">
      <style:paragraph-properties fo:break-before="page"/>
    </style:style>
    <style:style style:name="T29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94" style:parent-style-name="Standard" style:family="paragraph">
      <style:paragraph-properties fo:margin-top="0.1666in" fo:margin-bottom="0.1666in"/>
    </style:style>
    <style:style style:name="T29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8" style:parent-style-name="Standard" style:family="paragraph">
      <style:paragraph-properties fo:margin-top="0.1666in" fo:margin-bottom="0.1666in"/>
    </style:style>
    <style:style style:name="T2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01" style:parent-style-name="DefaultParagraphFont" style:family="text">
      <style:text-properties fo:color="#BDC1C6" fo:background-color="#202124"/>
    </style:style>
    <style:style style:name="T302" style:parent-style-name="DefaultParagraphFont" style:family="text">
      <style:text-properties fo:font-weight="bold" style:font-weight-asian="bold" style:font-weight-complex="bold" fo:color="#BDC1C6" fo:background-color="#202124"/>
    </style:style>
    <style:style style:name="P30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0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6" style:parent-style-name="Standard" style:family="paragraph">
      <style:paragraph-properties fo:margin-top="0.1666in" fo:margin-bottom="0.1666in"/>
    </style:style>
    <style:style style:name="T30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0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1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3" style:parent-style-name="Standard" style:family="paragraph">
      <style:paragraph-properties fo:margin-top="0.1666in" fo:margin-bottom="0.1666in"/>
    </style:style>
    <style:style style:name="T31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9" style:parent-style-name="Standard" style:family="paragraph">
      <style:paragraph-properties fo:margin-top="0.1666in" fo:margin-bottom="0.1666in"/>
    </style:style>
    <style:style style:name="T32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3" style:parent-style-name="DefaultParagraphFont" style:family="text">
      <style:text-properties style:font-name="Roboto" fo:color="#4D5156" fo:font-size="10.5pt" style:font-size-asian="10.5pt" style:font-size-complex="10.5pt" fo:background-color="#FFFFFF"/>
    </style:style>
    <style:style style:name="T324" style:parent-style-name="DefaultParagraphFont" style:family="text">
      <style:text-properties style:font-name="Roboto" fo:color="#4D5156" fo:font-size="10.5pt" style:font-size-asian="10.5pt" style:font-size-complex="10.5pt" fo:background-color="#FFFFFF"/>
    </style:style>
    <style:style style:name="T325" style:parent-style-name="DefaultParagraphFont" style:family="text">
      <style:text-properties style:font-name="Roboto" fo:color="#111111" fo:background-color="#FFFFFF"/>
    </style:style>
    <style:style style:name="P32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1" style:parent-style-name="Standard" style:family="paragraph">
      <style:paragraph-properties fo:margin-top="0.1666in" fo:margin-bottom="0.1666in"/>
    </style:style>
    <style:style style:name="T34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4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6" style:parent-style-name="Standard" style:family="paragraph">
      <style:paragraph-properties fo:margin-top="0.1666in" fo:margin-bottom="0.1666in"/>
    </style:style>
    <style:style style:name="T34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5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3" style:parent-style-name="Standard" style:family="paragraph">
      <style:paragraph-properties fo:margin-top="0.1666in" fo:margin-bottom="0.1666in"/>
    </style:style>
    <style:style style:name="T35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6" style:parent-style-name="DefaultParagraphFont" style:family="text">
      <style:text-properties style:font-name="Roboto" fo:color="#111111" fo:background-color="#FFFFFF"/>
    </style:style>
    <style:style style:name="T35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58" style:parent-style-name="Standard" style:family="paragraph">
      <style:paragraph-properties fo:margin-top="0.1666in" fo:margin-bottom="0.1666in"/>
    </style:style>
    <style:style style:name="T35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1" style:parent-style-name="Standard" style:family="paragraph">
      <style:paragraph-properties fo:margin-top="0.1666in" fo:margin-bottom="0.1666in"/>
    </style:style>
    <style:style style:name="T36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6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8" style:parent-style-name="Standard" style:family="paragraph">
      <style:paragraph-properties fo:margin-top="0.1666in" fo:margin-bottom="0.1666in"/>
    </style:style>
    <style:style style:name="T36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7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2" style:parent-style-name="Standard" style:family="paragraph">
      <style:paragraph-properties fo:margin-top="0.1666in" fo:margin-bottom="0.1666in"/>
    </style:style>
    <style:style style:name="T373" style:parent-style-name="Strong" style:family="text">
      <style:text-properties style:font-name="Helvetica" fo:color="#212529" fo:font-size="10.5pt" style:font-size-asian="10.5pt" style:font-size-complex="10.5pt" fo:background-color="#FFFFFF"/>
    </style:style>
    <style:style style:name="P374" style:parent-style-name="Standard" style:family="paragraph">
      <style:paragraph-properties fo:margin-top="0.1666in" fo:margin-bottom="0.1666in"/>
    </style:style>
    <style:style style:name="T375" style:parent-style-name="Strong" style:family="text">
      <style:text-properties style:font-name="Helvetica" fo:color="#212529" fo:font-size="10.5pt" style:font-size-asian="10.5pt" style:font-size-complex="10.5pt" fo:background-color="#FFFFFF"/>
    </style:style>
    <style:style style:name="P376" style:parent-style-name="Standard" style:family="paragraph">
      <style:paragraph-properties fo:margin-top="0.1666in" fo:margin-bottom="0.1666in"/>
    </style:style>
    <style:style style:name="T377" style:parent-style-name="Strong" style:family="text">
      <style:text-properties style:font-name="Helvetica" fo:color="#212529" fo:font-size="10.5pt" style:font-size-asian="10.5pt" style:font-size-complex="10.5pt" fo:background-color="#FFFFFF"/>
    </style:style>
    <style:style style:name="T378" style:parent-style-name="DefaultParagraphFont" style:family="text">
      <style:text-properties style:font-name="Helvetica" fo:color="#212529" fo:font-size="10.5pt" style:font-size-asian="10.5pt" style:font-size-complex="10.5pt" fo:background-color="#FFFFFF"/>
    </style:style>
    <style:style style:name="T379" style:parent-style-name="DefaultParagraphFont" style:family="text">
      <style:text-properties style:font-name="Helvetica" fo:color="#212529" fo:font-size="10.5pt" style:font-size-asian="10.5pt" style:font-size-complex="10.5pt" fo:background-color="#FFFFFF"/>
    </style:style>
    <style:style style:name="P380" style:parent-style-name="Standard" style:family="paragraph">
      <style:paragraph-properties fo:margin-top="0.1666in" fo:margin-bottom="0.1666in"/>
    </style:style>
    <style:style style:name="T381" style:parent-style-name="DefaultParagraphFont" style:family="text">
      <style:text-properties fo:font-weight="bold" style:font-weight-asian="bold" style:font-weight-complex="bold"/>
    </style:style>
    <style:style style:name="P382" style:parent-style-name="Standard" style:family="paragraph">
      <style:paragraph-properties fo:margin-top="0.1666in" fo:margin-bottom="0.1666in"/>
    </style:style>
    <style:style style:name="P383" style:parent-style-name="Standard" style:family="paragraph">
      <style:paragraph-properties fo:margin-top="0.1666in" fo:margin-bottom="0.1666in"/>
    </style:style>
    <style:style style:name="P384" style:parent-style-name="Standard" style:family="paragraph">
      <style:paragraph-properties fo:margin-top="0.1666in" fo:margin-bottom="0.1666in"/>
    </style:style>
    <style:style style:name="P3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87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388" style:parent-style-name="Standard" style:family="paragraph">
      <style:paragraph-properties fo:break-before="page" fo:margin-top="0.1666in" fo:margin-bottom="0.1666in"/>
    </style:style>
    <style:style style:name="T38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9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93" style:parent-style-name="Standard" style:family="paragraph">
      <style:paragraph-properties fo:margin-top="0.1666in" fo:margin-bottom="0.1666in"/>
    </style:style>
    <style:style style:name="T39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96" style:parent-style-name="Strong" style:family="text">
      <style:text-properties style:font-name="Roboto" fo:color="#111111" fo:background-color="#FFFFFF"/>
    </style:style>
    <style:style style:name="P39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9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01" style:parent-style-name="Standard" style:family="paragraph">
      <style:paragraph-properties fo:margin-top="0.1666in" fo:margin-bottom="0.1666in"/>
    </style:style>
    <style:style style:name="T4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4" style:parent-style-name="DefaultParagraphFont" style:family="text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<text:span text:style-name="T2">References:</text:span></text:p>
      <text:list text:style-name="WWNum1">
        <text:list-item text:start-value="1"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<text:span text:style-name="T12">Interviews and news articles:</text:span><text:span text:style-name="T13"><text:tab/></text:span></text:p>
        </text:list-item>
      </text:list>
      <text:list text:style-name="WWNum4" text:continue-numbering="true">
        <text:list-item>
          <text:list>
            <text:list-item>
              <text:p text:style-name="P14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5">http://everythingexperiential.businessworld.in/article/We-need-to-look-at-marketing-as-an-experience-rather-than-a-transaction-Deepa-Krishnan-Starbucks-India/05-03-2020-185596/</text:span></text:a><text:span text:style-name="T16"><text:s/>(Mar</text:span><text:span text:style-name="T17">ch 2020)</text:span></text:p>
            </text:list-item>
            <text:list-item>
              <text:p text:style-name="P18"><text:a xlink:href="https://www.indiatoday.in/education-today/featurephilia/story/meet-starbucks-marketing-brain-growth-india-963235-2017-03-01" office:target-frame-name="_top" xlink:show="replace"><text:span text:style-name="T19">https://www.indiatoday.in/education-today/featurephilia/story/meet-starbucks-marketing-brain-growth-india-</text:span><text:span text:style-name="T20">963235-2017-03-01</text:span></text:a><text:span text:style-name="T21"><text:s/>(January 2018)</text:span></text:p>
            </text:list-item>
            <text:list-item>
              <text:p text:style-name="P22"><text:a xlink:href="https://brandequity.economictimes.indiatimes.com/news/marketing/for-starbucks-india-it-is-all-about-creating-the-third-place-experience/56140266" office:target-frame-name="_top" xlink:show="replace"><text:span text:style-name="T23">https://brandequity.economictimes.indiatimes.com/news/marketi</text:span><text:span text:style-name="T24">ng/for-starbucks-india-it-is-all-about-creating-the-third-place-experience/56140266</text:span></text:a><text:span text:style-name="T25"><text:s/>(December 2016)</text:span></text:p>
            </text:list-item>
          </text:list>
        </text:list-item>
      </text:list>
      <text:list text:style-name="WWNum1" text:continue-numbering="true">
        <text:list-item>
          <text:p text:style-name="P26"><text:a xlink:href="https://stories.starbucks.com/stories/2012/starbucks-announces-beverage-innovation-using-green-coffee-extract-with-sta/" office:target-frame-name="_top" xlink:show="replace"><text:span text:style-name="T27">https://stories.sta</text:span><text:span text:style-name="T28">rbucks.com/stories/2012/starbucks-announces-beverage-innovation-using-green-coffee-extract-with-sta/</text:span></text:a><text:span text:style-name="T29"><text:line-break/></text:span></text:p>
        </text:list-item>
        <text:list-item>
          <text:p text:style-name="P30"><text:span text:style-name="T31">Starbucks India menu (without prices):<text:s/></text:span><text:a xlink:href="https://www.starbucks.in/menu-list" office:target-frame-name="_top" xlink:show="replace"><text:span text:style-name="T32">https://www.starbucks.in/menu-list</text:span></text:a><text:span text:style-name="T33"><text:line-break/></text:span></text:p>
        </text:list-item>
        <text:list-item>
          <text:p text:style-name="P34"><text:span text:style-name="T35">Starbucks CP, New Delhi men</text:span><text:span text:style-name="T36">u:<text:s/></text:span><text:a xlink:href="https://magicpin.in/New-Delhi/Connaught-Place-(Cp)/Restaurant/Starbucks/store/1217/menu/" office:target-frame-name="_top" xlink:show="replace"><text:span text:style-name="T37">https://magicpin.in/New-Delhi/Connaught-Place-(Cp)/Restaurant/Starbucks/store/1217/menu/</text:span></text:a><text:span text:style-name="T38"><text:line-break/></text:span></text:p>
        </text:list-item>
        <text:list-item>
          <text:p text:style-name="P39"><text:span text:style-name="T40">Starbucks Corporation’s Marketing Mix (4Ps) Analysis (201</text:span><text:span text:style-name="T41">9):<text:s/></text:span><text:a xlink:href="http://panmore.com/starbucks-coffee-marketing-mix-4ps-analysis" office:target-frame-name="_top" xlink:show="replace"><text:span text:style-name="T42">http://panmore.com/starbucks-coffee-marketing-mix-4ps-analysis</text:span></text:a><text:span text:style-name="T43"><text:line-break/></text:span></text:p>
        </text:list-item>
        <text:list-item>
          <text:p text:style-name="P44"><text:span text:style-name="T45">Starbucks India Marketing Strategy (2016):<text:s/></text:span><text:a xlink:href="https://www.slideshare.net/Rjrockzcool/starbucks-india-marketing-strategy" office:target-frame-name="_top" xlink:show="replace"><text:span text:style-name="T46">https://www.slideshare.net/Rjrockzcool/starbucks-india-marketing-strategy</text:span></text:a><text:span text:style-name="T47"><text:s/></text:span><text:span text:style-name="T48"><text:line-break/></text:span></text:p>
        </text:list-item>
        <text:list-item>
          <text:p text:style-name="P49"><text:span text:style-name="T50">Entry of Starbucks in Indian Market (2016):<text:s/></text:span><text:a xlink:href="https://www.researchgate.net/publication/316600552_Case_Study-_Entry_of_Starbucks_in_Indian_Market" office:target-frame-name="_top" xlink:show="replace"><text:span text:style-name="T51">https://www.researchgate.net/publication/316600552_Case_Study-_Entry_of_Starbucks_in_Indian_Market</text:span></text:a><text:span text:style-name="T52"><text:line-break/></text:span></text:p>
        </text:list-item>
        <text:list-item>
          <text:p text:style-name="P53"><text:span text:style-name="T54">Starbucks Marketing Analysis (2015):<text:s/></text:span><text:a xlink:href="https://www.semanticscholar.org/paper/Starbucks-Marketing-Analysis-Katerina/1d21b5743764f3196cddcb95925059695dad6eeb" office:target-frame-name="_top" xlink:show="replace"><text:span text:style-name="T55">https://www.semanticscholar.org/paper/Starbucks-Marketing-Analysis-Katerina/1d21b5743764f3196cddcb95925059695dad6eeb</text:span></text:a><text:span text:style-name="T56"><text:line-break/></text:span></text:p>
        </text:list-item>
        <text:list-item>
          <text:p text:style-name="P57"><text:span text:style-name="T58">Strategic Marketing: A Case Study of Starbucks (2015):<text:s/></text:span><text:a xlink:href="https://www.slideshare.net/YeeJieNg/bumkt6923grouppresentation" office:target-frame-name="_top" xlink:show="replace"><text:span text:style-name="T59">https://www.slideshare.net/YeeJieNg/bumkt6923grouppresentation</text:span></text:a><text:span text:style-name="T60"><text:line-break/></text:span></text:p>
        </text:list-item>
        <text:list-item>
          <text:p text:style-name="P61"><text:span text:style-name="T62">Strategic Analysis of Starbucks Corporation (2014):<text:s/></text:span><text:a xlink:href="https://scholar.harvard.edu/files/nithingeereddy/files/starbucks_case_analysis.pdf" office:target-frame-name="_top" xlink:show="replace"><text:span text:style-name="T63">https://scholar.harvard.edu/</text:span><text:span text:style-name="T64">files/nithingeereddy/files/starbucks_case_analysis.pdf</text:span></text:a><text:span text:style-name="T65"><text:line-break/></text:span></text:p>
        </text:list-item>
        <text:list-item>
          <text:p text:style-name="P66"><text:span text:style-name="T67">Other links:</text:span></text:p>
        </text:list-item>
      </text:list>
      <text:list text:style-name="WWNum3">
        <text:list-item>
          <text:p text:style-name="P68"><text:a xlink:href="http://science.knote.com/2014/10/28/starbucks-productivity-secrets/" office:target-frame-name="_top" xlink:show="replace"><text:span text:style-name="T69">http://science.knote.com/2014/10/28/starbucks-productivity-secrets/</text:span></text:a></text:p>
        </text:list-item>
        <text:list-item>
          <text:p text:style-name="P70"><text:a xlink:href="http://panmore.com/starbucks-coffee-operations-management-10-decisions-areas-productivity" office:target-frame-name="_top" xlink:show="replace"><text:span text:style-name="T71">http://panmore.com/starbucks-coffee-operations-management-10-decisions-areas-productivity</text:span></text:a></text:p>
        </text:list-item>
        <text:list-item>
          <text:p text:style-name="P72"><text:a xlink:href="https://www.businessinsider.in/retail/5-ways-Starbucks-entices-you-to-spend-more-money/articleshow/46239542.cms" office:target-frame-name="_top" xlink:show="replace"><text:span text:style-name="T73">https://www.businessinsider.in/retail/5-ways-Starbucks-entices-you-to-spend-more-money/articleshow/46239542.cms</text:span></text:a><text:span text:style-name="T74"><text:s text:c="2"/></text:span></text:p>
        </text:list-item>
        <text:list-item>
          <text:p text:style-name="P75"><text:a xlink:href="https://www.business-standard.com/article/companies/starbucks-steps-up-its-india-game-116020301281_1.html" office:target-frame-name="_top" xlink:show="replace"><text:span text:style-name="T76">https://www.business-standard.com/article/companies/starbucks-steps-up-its-india-game-116020301281_1.html</text:span></text:a></text:p>
        </text:list-item>
      </text:list>
      <text:soft-page-break/>
      <text:p text:style-name="P77"><text:span text:style-name="T78">Questions on Product</text:span></text:p>
      <text:p text:style-name="P79"><text:span text:style-name="T80">Q1:</text:span><text:span text:style-name="T81"><text:s/>What is the core product of Starbucks?</text:span></text:p>
      <text:p text:style-name="P82"><text:span text:style-name="T83">A1:</text:span><text:span text:style-name="T84"><text:s/></text:span><text:span text:style-name="T85">Coffee</text:span></text:p>
      <text:p text:style-name="P86"><text:span text:style-name="T87">Q2:</text:span><text:span text:style-name="T88"><text:s/>What are the actual and augmented products of Starbuck</text:span><text:span text:style-name="T89">s?</text:span></text:p>
      <text:p text:style-name="P90"><text:span text:style-name="T91">A2:</text:span><text:span text:style-name="T92"><text:s/></text:span><text:span text:style-name="T93">Coffee beans and<text:s/></text:span><text:a xlink:href="https://en.wikipedia.org/wiki/Wi-Fi" office:target-frame-name="_top" xlink:show="replace"><text:span text:style-name="T94">Wi-Fi</text:span></text:a><text:span text:style-name="T95"> Internet access</text:span></text:p>
      <text:p text:style-name="P96"><text:span text:style-name="T97">Q3:</text:span><text:span text:style-name="T98"><text:s/>What are the various product categories offered by Starbucks?</text:span></text:p>
      <text:p text:style-name="P99"><text:span text:style-name="T100">A3:</text:span><text:span text:style-name="T101"><text:s/>In addition to drinks and food</text:span><text:span text:style-name="T102">, o</text:span><text:span text:style-name="T103">fficial merchandise</text:span><text:span text:style-name="T104"><text:s/></text:span><text:span text:style-name="T105">M</text:span><text:span text:style-name="T106">ugs, tumblers, scoops, and<text:s/></text:span><text:span text:style-name="T107">coffee presses</text:span><text:span text:style-name="T108">.<text:s/></text:span><text:a office:title="Beer" xlink:href="https://en.wikipedia.org/wiki/Beer" office:target-frame-name="_top" xlink:show="replace"><text:span text:style-name="T109">beer</text:span></text:a><text:span text:style-name="T110">, </text:span><text:a office:title="Wine" xlink:href="https://en.wikipedia.org/wiki/Wine" office:target-frame-name="_top" xlink:show="replace"><text:span text:style-name="T111">wine</text:span></text:a><text:span text:style-name="T112">, and appetizers</text:span></text:p>
      <text:p text:style-name="P113"><text:span text:style-name="T114">Q4:</text:span><text:span text:style-name="T115"><text:s/>How has Starbucks adapted its product offering to suit the Indian market?</text:span></text:p>
      <text:p text:style-name="P116"><text:span text:style-name="T117">A4:</text:span><text:span text:style-name="T118"><text:s/>-</text:span><text:span text:style-name="T119">Indian</text:span><text:span text:style-name="T120">-style product offerings such as Tandoori Paneer Roll, Chocolate Rossomalai Mousse, Malai Chom Chom Tiramisu, Elaichi Mewa Croissant, Chicken Kathi Roll and Murg Tikka Panini to suit Indian customers</text:span><text:span text:style-name="T121">-</text:span></text:p>
      <text:p text:style-name="P122"><text:span text:style-name="T123">Q5:</text:span><text:span text:style-name="T124"><text:s/>How has Starbucks introduced healthy products in it</text:span><text:span text:style-name="T125">s range?</text:span></text:p>
      <text:p text:style-name="P126"><text:span text:style-name="T127">A5:</text:span><text:span text:style-name="T128"><text:s/></text:span><text:span text:style-name="T129"> </text:span><text:a office:title="Assam tea" xlink:href="https://en.wikipedia.org/wiki/Assam_tea" office:target-frame-name="_top" xlink:show="replace"><text:span text:style-name="T130">Assam</text:span></text:a><text:span text:style-name="T131"> </text:span><text:a office:title="Black tea" xlink:href="https://en.wikipedia.org/wiki/Black_tea" office:target-frame-name="_top" xlink:show="replace"><text:span text:style-name="T132">black tea</text:span></text:a><text:span text:style-name="T133"> infused with whole cinnamon, cardamom, cloves, pepper, star anise and ginger.</text:span></text:p>
      <text:p text:style-name="P134"><text:span text:style-name="T135">Q6:</text:span><text:span text:style-name="T136"><text:s/></text:span><text:span text:style-name="T137">Mention an innovation by Starbucks with regard to an existing product.</text:span></text:p>
      <text:p text:style-name="P138"><text:span text:style-name="T139">A6:</text:span><text:span text:style-name="T140"><text:s/></text:span><text:span text:style-name="T141">green coffee extract innovation</text:span></text:p>
      <text:p text:style-name="P142"><text:span text:style-name="T143">Q7:</text:span><text:span text:style-name="T144"><text:s/>What are some partnerships that Starbucks has entered, from the point of view of product?</text:span></text:p>
      <text:p text:style-name="P145"><text:span text:style-name="T146">A7:</text:span><text:span text:style-name="T147"><text:s/></text:span><text:span text:style-name="T148">Swiggy</text:span></text:p>
      <text:p text:style-name="P149"/>
      <text:p text:style-name="P150"/>
      <text:soft-page-break/>
      <text:p text:style-name="P151"><text:span text:style-name="T152">Questions on Price</text:span></text:p>
      <text:p text:style-name="P153"><text:span text:style-name="T154">Q1:</text:span><text:span text:style-name="T155"><text:s/>What is the<text:s/></text:span><text:span text:style-name="T156">most expensive coffee that Starbucks in CP sells?</text:span></text:p>
      <text:p text:style-name="P157"><text:span text:style-name="T158">A1</text:span><text:span text:style-name="T159">:<text:s/></text:span><text:span text:style-name="T160"> Super Venti Flat White.</text:span></text:p>
      <text:p text:style-name="P161"><text:span text:style-name="T162">Q2:</text:span><text:span text:style-name="T163"><text:s text:c="2"/>What is the least expensive coffee that Starbucks in CP sells?</text:span></text:p>
      <text:p text:style-name="P164"><text:span text:style-name="T165">A2:</text:span><text:span text:style-name="T166"><text:s/></text:span><text:span text:style-name="T167">Teavana hot tea</text:span></text:p>
      <text:p text:style-name="P168"><text:span text:style-name="T169">Q3:</text:span><text:span text:style-name="T170"><text:s/>Which of the following pricing strategies does Starbucks follow? Justify your answer.</text:span></text:p>
      <text:list text:style-name="WWNum2">
        <text:list-item>
          <text:p text:style-name="P171"><text:span text:style-name="T172">Economy pricing strategy</text:span></text:p>
        </text:list-item>
        <text:list-item>
          <text:p text:style-name="P173"><text:span text:style-name="T174">Penetration pricing strategy</text:span></text:p>
        </text:list-item>
        <text:list-item>
          <text:p text:style-name="P175"><text:span text:style-name="T176">Skimming pricing strategy</text:span></text:p>
        </text:list-item>
        <text:list-item>
          <text:p text:style-name="P177"><text:span text:style-name="T178">Premium pricing strategy</text:span></text:p>
        </text:list-item>
        <text:list-item>
          <text:p text:style-name="P179"><text:span text:style-name="T180">A3:</text:span><text:span text:style-name="T181"><text:s/>Premium pricing strategy</text:span></text:p>
        </text:list-item>
      </text:list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soft-page-break/>
      <text:p text:style-name="P196"><text:span text:style-name="T197">Questions on Place</text:span></text:p>
      <text:p text:style-name="P198"><text:span text:style-name="T199">Q1:</text:span><text:span text:style-name="T200"><text:s/>How many cities in India have at least one Starbucks store?</text:span></text:p>
      <text:p text:style-name="P201"><text:span text:style-name="T202">A1:</text:span><text:span text:style-name="T203"><text:s/>28</text:span></text:p>
      <text:p text:style-name="P204"><text:span text:style-name="T205">Q2:</text:span><text:span text:style-name="T206"><text:s/>What is<text:s/></text:span><text:span text:style-name="T207">the total number of Starbucks stores in India?</text:span></text:p>
      <text:p text:style-name="P208"><text:span text:style-name="T209">A2:</text:span><text:span text:style-name="T210"><text:s/></text:span><text:span text:style-name="T211">252</text:span></text:p>
      <text:p text:style-name="P212"><text:span text:style-name="T213">Q3:</text:span><text:span text:style-name="T214"><text:s/>Which cities in India tend to have a Starbucks store? Why?</text:span></text:p>
      <text:p text:style-name="P215"><text:span text:style-name="T216">A3:</text:span><text:span text:style-name="T217"><text:s/></text:span><text:span text:style-name="T218">Urban</text:span></text:p>
      <text:p text:style-name="P219"><text:span text:style-name="T220">Q4:</text:span><text:span text:style-name="T221"><text:s/>Mention an innovation by Starbucks with regard to its store strategy.</text:span></text:p>
      <text:p text:style-name="P222"><text:span text:style-name="T223">A4:</text:span><text:span text:style-name="T224"><text:s/></text:span><text:span text:style-name="T225">green coffee extract<text:s/></text:span><text:span text:style-name="T226">innovation</text:span><text:span text:style-name="T227"><text:s/></text:span></text:p>
      <text:p text:style-name="P228"><text:span text:style-name="T229">Q5:</text:span><text:span text:style-name="T230"><text:s/>What are some partnerships that Starbucks has entered, from the point of view of the place?</text:span></text:p>
      <text:p text:style-name="P231"><text:span text:style-name="T232">A5:</text:span><text:span text:style-name="T233"><text:s/>Swiggy</text:span></text:p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soft-page-break/>
      <text:p text:style-name="P246"><text:span text:style-name="T247">Questions on Promotion</text:span></text:p>
      <text:p text:style-name="P248"><text:span text:style-name="T249">Q1:</text:span><text:span text:style-name="T250"><text:s/>What is the primary means of promotion for Starbucks?</text:span></text:p>
      <text:p text:style-name="P251"><text:span text:style-name="T252">A1:</text:span><text:span text:style-name="T253"><text:s/>Social media</text:span></text:p>
      <text:p text:style-name="P254"><text:span text:style-name="T255">Q2:</text:span><text:span text:style-name="T256"><text:s/>How does<text:s/></text:span><text:span text:style-name="T257">Starbucks go about executing its primary means of promotion?</text:span></text:p>
      <text:p text:style-name="P258"><text:span text:style-name="T259">A2:</text:span><text:span text:style-name="T260"><text:s/></text:span><text:span text:style-name="T261">website, social media channels and in-store displays to promote the brand and the products.</text:span></text:p>
      <text:p text:style-name="P262"><text:span text:style-name="T263">Q3:</text:span><text:span text:style-name="T264"><text:s/>What is meant by ‘Third Place’ in the context of the marketing strategy of Starbucks?</text:span></text:p>
      <text:p text:style-name="P265"><text:span text:style-name="T266">A3:</text:span><text:span text:style-name="T267"><text:s/></text:span><text:span text:style-name="T268">custo</text:span><text:span text:style-name="T269">mer service not only satisfactory but excellent</text:span><text:span text:style-name="T270"><text:s/></text:span></text:p>
      <text:p text:style-name="P271"><text:span text:style-name="T272">Q4:</text:span><text:span text:style-name="T273"><text:s/>What is meant by ‘Fourth Place” in the context of the marketing strategy of Starbucks?</text:span></text:p>
      <text:p text:style-name="P274"><text:span text:style-name="T275">A4:</text:span><text:span text:style-name="T276"><text:s/></text:span><text:span text:style-name="T277">digitally-equipped" with a robust mobile and online delivery system</text:span></text:p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soft-page-break/>
      <text:p text:style-name="P292"><text:span text:style-name="T293">Questions on People</text:span></text:p>
      <text:p text:style-name="P294"><text:span text:style-name="T295">Q1:<text:s/></text:span><text:span text:style-name="T296">What a</text:span><text:span text:style-name="T297">re the primary target customer segments for Starbucks?</text:span></text:p>
      <text:p text:style-name="P298"><text:span text:style-name="T299">A1:</text:span><text:span text:style-name="T300"><text:s/></text:span><text:span text:style-name="T301">middle to </text:span><text:span text:style-name="T302">upper-class men and women</text:span></text:p>
      <text:p text:style-name="P303"><text:span text:style-name="T304">Q2:</text:span><text:span text:style-name="T305"><text:s/>What is the connection between the target customer segments for Starbucks and its choice of price and place?</text:span></text:p>
      <text:p text:style-name="P306"><text:span text:style-name="T307">A2:</text:span><text:span text:style-name="T308"><text:s/>cities(urban), average age 42,<text:s/></text:span><text:span text:style-name="T309">customers to be educated</text:span></text:p>
      <text:p text:style-name="P310"><text:span text:style-name="T311">Q3:</text:span><text:span text:style-name="T312"><text:s/>What are Starbucks employees called?</text:span></text:p>
      <text:p text:style-name="P313"><text:span text:style-name="T314">A3:</text:span><text:span text:style-name="T315"><text:s/>Partners</text:span></text:p>
      <text:p text:style-name="P316"><text:span text:style-name="T317">Q4:</text:span><text:span text:style-name="T318"><text:s/>Mention an innovation by Starbucks with regard to its employee training.</text:span></text:p>
      <text:p text:style-name="P319"><text:span text:style-name="T320">A4:</text:span><text:span text:style-name="T321"><text:s/></text:span><text:span text:style-name="T322">--</text:span><text:span text:style-name="T323"><text:s/></text:span><text:span text:style-name="T324">70/20/10 approach. 7</text:span><text:span text:style-name="T325">0 percent of partner training happens through on-the-job experience, 20 percent of training is acquired from feedback and mentorship from coaches, and 10 percent is learned through online e-learning modules.</text:span></text:p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><text:span text:style-name="T342">Questions on Physical Evidence</text:span></text:p>
      <text:p text:style-name="P343"><text:span text:style-name="T344">Q1:</text:span><text:span text:style-name="T345"><text:s/>How does the Starbucks store layout contribute to its marketing strategy?</text:span></text:p>
      <text:p text:style-name="P346"><text:span text:style-name="T347">A1:</text:span><text:span text:style-name="T348"><text:s/></text:span><text:span text:style-name="T349">Urban market</text:span></text:p>
      <text:p text:style-name="P350"><text:span text:style-name="T351">Q2:</text:span><text:span text:style-name="T352"><text:s/>What is the Starbucks logo?</text:span></text:p>
      <text:p text:style-name="P353"><text:span text:style-name="T354">A2:</text:span><text:span text:style-name="T355"><text:s/></text:span><text:span text:style-name="T356">twin-tailed mermaid”, or siren</text:span><text:span text:style-name="T357"><text:s/></text:span></text:p>
      <text:p text:style-name="P358"><text:span text:style-name="T359">Q3:</text:span><text:span text:style-name="T360"><text:s/>Has the Starbucks logo evolved over time?</text:span></text:p>
      <text:p text:style-name="P361"><text:span text:style-name="T362">A3:</text:span><text:span text:style-name="T363"><text:s/></text:span><text:span text:style-name="T364">Yes, it has become simple</text:span></text:p>
      <text:p text:style-name="P365"><text:span text:style-name="T366">Q4:</text:span><text:span text:style-name="T367"><text:s/>Can the Starbucks app be considered part of physical evidence in the 7 Ps framework? Justify your answer.</text:span></text:p>
      <text:p text:style-name="P368"><text:span text:style-name="T369">A4:</text:span><text:span text:style-name="T370"><text:s/></text:span><text:span text:style-name="T371">Yes, It considers all the 7 Ps framework</text:span></text:p>
      <text:p text:style-name="P372"><text:span text:style-name="T373">Product – Coffee</text:span></text:p>
      <text:p text:style-name="P374"><text:span text:style-name="T375">Place – Urban</text:span></text:p>
      <text:p text:style-name="P376"><text:span text:style-name="T377">Price -<text:s/></text:span><text:span text:style-name="T378"> </text:span><text:span text:style-name="T379">Premium price strategy</text:span></text:p>
      <text:p text:style-name="P380"><text:span text:style-name="T381">Promotion</text:span><text:s/>– Social media</text:p>
      <text:p text:style-name="P382">Process<text:s/>- Innovative</text:p>
      <text:p text:style-name="P383">People – Middle to upper middle class</text:p>
      <text:p text:style-name="P384">Physical Evidence - Urban</text:p>
      <text:p text:style-name="P385"/>
      <text:p text:style-name="P386"/>
      <text:p text:style-name="P387"/>
      <text:soft-page-break/>
      <text:p text:style-name="P388"><text:span text:style-name="T389">Questions on Process</text:span></text:p>
      <text:p text:style-name="P390"><text:span text:style-name="T391">Q1:</text:span><text:span text:style-name="T392"><text:s/>What is the process improvement philosophy that Starbucks adopted a decade ago to improve its productivity?</text:span></text:p>
      <text:p text:style-name="P393"><text:span text:style-name="T394">A1:</text:span><text:span text:style-name="T395"><text:s/></text:span><text:span text:style-name="T396">Lean Six Sigma</text:span></text:p>
      <text:p text:style-name="P397"><text:span text:style-name="T398">Q2:</text:span><text:span text:style-name="T399"><text:s/>What are some of the key metrics that S</text:span><text:span text:style-name="T400">tarbucks uses to measure in-store productivity?</text:span></text:p>
      <text:p text:style-name="P401"><text:span text:style-name="T402">A2:</text:span><text:span text:style-name="T403"><text:s/></text:span><text:span text:style-name="T404">Maintenance, time for roasted beans &amp; average order filling duration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Roboto" svg:font-family="Roboto" style:font-family-generic="system" style:font-pitch="variable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asian="Calibri" style:font-name-complex="Calibri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enovo</meta:initial-creator>
    <dc:creator>Kanchan Goswami</dc:creator>
    <meta:creation-date>2022-06-02T14:25:00Z</meta:creation-date>
    <dc:date>2022-06-02T14:25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7" meta:word-count="1281" meta:character-count="8570" meta:row-count="60" meta:non-whitespace-character-count="7306"/>
  </office:meta>
</office:document-meta>
</file>